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56bb" officeooo:paragraph-rsid="001f56bb"/>
    </style:style>
    <style:style style:name="P2" style:family="paragraph" style:parent-style-name="Standard">
      <style:text-properties officeooo:rsid="001f56bb" officeooo:paragraph-rsid="001f56bb" fo:background-color="#ffff00"/>
    </style:style>
    <style:style style:name="P3" style:family="paragraph" style:parent-style-name="Standard">
      <style:text-properties officeooo:rsid="0020bae5" officeooo:paragraph-rsid="0020bae5" fo:background-color="#ffff00"/>
    </style:style>
    <style:style style:name="P4" style:family="paragraph" style:parent-style-name="Standard">
      <style:text-properties officeooo:rsid="0020ce05" officeooo:paragraph-rsid="0020ce05" fo:background-color="#ffff00"/>
    </style:style>
    <style:style style:name="P5" style:family="paragraph" style:parent-style-name="Standard">
      <style:text-properties officeooo:rsid="00225e53" officeooo:paragraph-rsid="00225e53" fo:background-color="#ffff00"/>
    </style:style>
    <style:style style:name="P6" style:family="paragraph" style:parent-style-name="Standard">
      <style:text-properties officeooo:rsid="0020bae5" officeooo:paragraph-rsid="0020bae5"/>
    </style:style>
    <style:style style:name="P7" style:family="paragraph" style:parent-style-name="Standard">
      <style:text-properties officeooo:rsid="0020ce05" officeooo:paragraph-rsid="0020ce05"/>
    </style:style>
    <style:style style:name="P8" style:family="paragraph" style:parent-style-name="Standard">
      <style:text-properties officeooo:rsid="00225e53" officeooo:paragraph-rsid="00225e53"/>
    </style:style>
    <style:style style:name="P9" style:family="paragraph" style:parent-style-name="Standard">
      <style:text-properties officeooo:rsid="002305fa" officeooo:paragraph-rsid="002305fa"/>
    </style:style>
    <style:style style:name="P10" style:family="paragraph" style:parent-style-name="Standard">
      <style:text-properties officeooo:rsid="002305fa" officeooo:paragraph-rsid="00236e3f"/>
    </style:style>
    <style:style style:name="P11" style:family="paragraph" style:parent-style-name="Standard">
      <style:text-properties fo:color="#ff3333" officeooo:rsid="002305fa" officeooo:paragraph-rsid="002305fa"/>
    </style:style>
    <style:style style:name="P12" style:family="paragraph" style:parent-style-name="Standard">
      <style:text-properties style:use-window-font-color="true" officeooo:rsid="002563d4" officeooo:paragraph-rsid="002563d4"/>
    </style:style>
    <style:style style:name="P13" style:family="paragraph" style:parent-style-name="Standard">
      <style:text-properties style:use-window-font-color="true" officeooo:rsid="002563d4" officeooo:paragraph-rsid="002563d4" fo:background-color="#ffff00"/>
    </style:style>
    <style:style style:name="P14" style:family="paragraph" style:parent-style-name="Standard">
      <style:text-properties style:use-window-font-color="true" officeooo:rsid="00268b0f" officeooo:paragraph-rsid="00268b0f" fo:background-color="#ffff00"/>
    </style:style>
    <style:style style:name="P15" style:family="paragraph" style:parent-style-name="Standard">
      <style:text-properties style:use-window-font-color="true" officeooo:rsid="0027ce2a" officeooo:paragraph-rsid="0027ce2a" fo:background-color="#ffff00"/>
    </style:style>
    <style:style style:name="P16" style:family="paragraph" style:parent-style-name="Standard">
      <style:text-properties style:use-window-font-color="true" officeooo:rsid="00268b0f" officeooo:paragraph-rsid="00268b0f" fo:background-color="transparent"/>
    </style:style>
    <style:style style:name="P17" style:family="paragraph" style:parent-style-name="Standard">
      <style:text-properties style:use-window-font-color="true" officeooo:rsid="0027ce2a" officeooo:paragraph-rsid="0027ce2a" fo:background-color="transparent"/>
    </style:style>
    <style:style style:name="P18" style:family="paragraph" style:parent-style-name="Standard">
      <style:text-properties style:use-window-font-color="true" officeooo:rsid="002de824" officeooo:paragraph-rsid="002de824" fo:background-color="transparent"/>
    </style:style>
    <style:style style:name="P19" style:family="paragraph" style:parent-style-name="Standard">
      <style:text-properties officeooo:rsid="00280752" officeooo:paragraph-rsid="00280752"/>
    </style:style>
    <style:style style:name="P20" style:family="paragraph" style:parent-style-name="Standard">
      <style:text-properties officeooo:rsid="00280752" officeooo:paragraph-rsid="00292c08"/>
    </style:style>
    <style:style style:name="P21" style:family="paragraph" style:parent-style-name="Standard">
      <style:text-properties fo:color="#ff3333" officeooo:rsid="002c8d03" officeooo:paragraph-rsid="002c8d03"/>
    </style:style>
    <style:style style:name="P22" style:family="paragraph" style:parent-style-name="Standard">
      <style:text-properties fo:color="#ff3333" officeooo:rsid="002e6f66" officeooo:paragraph-rsid="002e6f66"/>
    </style:style>
    <style:style style:name="P23" style:family="paragraph" style:parent-style-name="Standard">
      <style:text-properties fo:color="#ff3333" officeooo:rsid="002e6f66" officeooo:paragraph-rsid="0030542d"/>
    </style:style>
    <style:style style:name="P24" style:family="paragraph" style:parent-style-name="Standard">
      <style:text-properties fo:color="#ff3333" officeooo:rsid="00328d8f" officeooo:paragraph-rsid="00328d8f"/>
    </style:style>
    <style:style style:name="P25" style:family="paragraph" style:parent-style-name="Standard">
      <style:text-properties fo:color="#000000" officeooo:rsid="002e6f66" officeooo:paragraph-rsid="002e6f66"/>
    </style:style>
    <style:style style:name="P26" style:family="paragraph" style:parent-style-name="Standard">
      <style:text-properties fo:color="#000000" officeooo:rsid="0030542d" officeooo:paragraph-rsid="0030542d"/>
    </style:style>
    <style:style style:name="P27" style:family="paragraph" style:parent-style-name="Standard">
      <style:text-properties fo:color="#000000" officeooo:rsid="00328d8f" officeooo:paragraph-rsid="00328d8f"/>
    </style:style>
    <style:style style:name="P28" style:family="paragraph" style:parent-style-name="Standard">
      <style:text-properties officeooo:rsid="0020ce05" officeooo:paragraph-rsid="0020ce05"/>
    </style:style>
    <style:style style:name="P29" style:family="paragraph" style:parent-style-name="Standard">
      <style:text-properties officeooo:rsid="0020bae5" officeooo:paragraph-rsid="0020bae5"/>
    </style:style>
    <style:style style:name="P30" style:family="paragraph" style:parent-style-name="Standard">
      <style:text-properties officeooo:rsid="0035effa" officeooo:paragraph-rsid="0035effa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80752" fo:background-color="#ffff00" loext:char-shading-value="0"/>
    </style:style>
    <style:style style:name="T3" style:family="text">
      <style:text-properties officeooo:rsid="0035effa" fo:background-color="#ffff00" loext:char-shading-value="0"/>
    </style:style>
    <style:style style:name="T4" style:family="text">
      <style:text-properties officeooo:rsid="0036df34" fo:background-color="#ffff00" loext:char-shading-value="0"/>
    </style:style>
    <style:style style:name="T5" style:family="text">
      <style:text-properties officeooo:rsid="00280752"/>
    </style:style>
    <style:style style:name="T6" style:family="text">
      <style:text-properties fo:color="#ff3333"/>
    </style:style>
    <style:style style:name="T7" style:family="text">
      <style:text-properties fo:color="#ff3333" officeooo:rsid="002b11dc"/>
    </style:style>
    <style:style style:name="T8" style:family="text">
      <style:text-properties officeooo:rsid="002de824"/>
    </style:style>
    <style:style style:name="T9" style:family="text">
      <style:text-properties officeooo:rsid="002dfb33"/>
    </style:style>
    <style:style style:name="T10" style:family="text">
      <style:text-properties officeooo:rsid="002e6f66"/>
    </style:style>
    <style:style style:name="T11" style:family="text">
      <style:text-properties officeooo:rsid="00330cc9"/>
    </style:style>
    <style:style style:name="T12" style:family="text">
      <style:text-properties officeooo:rsid="00343ad3"/>
    </style:style>
    <style:style style:name="T13" style:family="text">
      <style:text-properties officeooo:rsid="0035effa"/>
    </style:style>
    <style:style style:name="T14" style:family="text">
      <style:text-properties officeooo:rsid="0036df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常用备忘</text:p>
      <text:p text:style-name="P5">挂载：</text:p>
      <text:p text:style-name="P8">sudo mount -t cifs <text:s/>-o iocharset=utf8,username=root,password=123456 //192.168.149.130/media/disk3/junchao/MTK_release /mnt/release</text:p>
      <text:p text:style-name="P9"><text:span text:style-name="T1">解压release包</text:span>： </text:p>
      <text:p text:style-name="P10">tar -xzvf /mnt/release/mtk/BIRD6735M_65C_A_L/ALPS.L1.MP3.V1_BIRD6735M_65C_A_L_KERNEL.tar.gz</text:p>
      <text:p text:style-name="P10">tar -xzvf /mnt/release/mtk/BIRD6735M_65C_A_L/ALPS.L1.MP3.V1_BIRD6735M_65C_A_L_INHOUSE.tar.gz</text:p>
      <text:p text:style-name="P11">要先解压XXX_KERNEL.tar.gz;再解压XXX__INHOUSE.tar.gz</text:p>
      <text:p text:style-name="P13">分卷压缩包解压: </text:p>
      <text:p text:style-name="P12">cat ../../release/BD6737M_65_A_N/ALPS-MP-N0.MP1-V1.0.2_BD6737M_65_A_N_INHOUSE.tar.gz* | tar zxvf -</text:p>
      <text:p text:style-name="P14">克隆对应的git：</text:p>
      <text:p text:style-name="P16">git clone <text:a xlink:type="simple" xlink:href="mailto:git2@gitlab_caizhaohui">git2@gitlab_caizhaohui</text:a>:fenghuasw/bird6735m_65c_a_l.git(比如这里我就要中git2@gitlab_liuqipeng:fenghuasw....)</text:p>
      <text:p text:style-name="P15">编译命令：</text:p>
      <text:p text:style-name="P17"><text:s/>./oneCmdMake 1490SFM_E451_B_S(对应的工程mk) eng</text:p>
      <text:p text:style-name="P17">./moduleMake eng mmm packages/apps/LeatherLockScreen/</text:p>
      <text:p text:style-name="P15">文件权限释放<text:span text:style-name="T8">：</text:span></text:p>
      <text:p text:style-name="P18">chmod -R 777 桌面/xxx</text:p>
      <text:p text:style-name="P2">小号qq:</text:p>
      <text:p text:style-name="P1">3544170783</text:p>
      <text:p text:style-name="P2">mtk打开文档密码:</text:p>
      <text:p text:style-name="P1">1498169196</text:p>
      <text:p text:style-name="P2">mtk 账号密码:</text:p>
      <text:p text:style-name="P1">xujun.lu@nbbsw.com </text:p>
      <text:p text:style-name="P1">mtk2016</text:p>
      <text:p text:style-name="P2">eservice :</text:p>
      <text:p text:style-name="P1">网址：https://eservice.mediatek.com/eservice-portal/login </text:p>
      <text:p text:style-name="P1">账号：yaozhong_zhu_bird </text:p>
      <text:p text:style-name="P1">密码：nbbswa2016</text:p>
      <text:p text:style-name="P2">mtk eservice账号密码:</text:p>
      <text:p text:style-name="P1">XUJUN_LU_BIRD </text:p>
      <text:p text:style-name="P1">mtk2016</text:p>
      <text:p text:style-name="P2">腾讯企业邮箱: </text:p>
      <text:p text:style-name="P1">liuqipeng@bird-oversea.com </text:p>
      <text:p text:style-name="P1">10214068Lw </text:p>
      <text:p text:style-name="P1">liuqipeng@szba-mobile.com </text:p>
      <text:p text:style-name="P1">10214068Lqp</text:p>
      <text:p text:style-name="P2">锁卡密码：</text:p>
      <text:p text:style-name="P1">86421358</text:p>
      <text:p text:style-name="P2">服务器：</text:p>
      <text:p text:style-name="P1">215 disk3 方隆祥 </text:p>
      <text:p text:style-name="P1">206 disk1 刘启鹏 </text:p>
      <text:p text:style-name="P1">228\Disk2\zhaotingting 赵婷婷 </text:p>
      <text:p text:style-name="P1">140 disk1 刘更更 </text:p>
      <text:p text:style-name="P1">151 disk1 梅芳婷 </text:p>
      <text:p text:style-name="P1">151 disk2 秦智峰 </text:p>
      <text:p text:style-name="P1"><text:soft-page-break/>151 disk3 李乘风 </text:p>
      <text:p text:style-name="P1">24<text:span text:style-name="T9">5 disk3 </text:span>张碧　服务器密码123123 </text:p>
      <text:p text:style-name="P1">220 disk1 李乘风 </text:p>
      <text:p text:style-name="P1">215 disk3 方隆祥　服务器密码456321 </text:p>
      <text:p text:style-name="P6"><text:span text:style-name="T1">尚美科技Wif密码：</text:span> </text:p>
      <text:p text:style-name="P6">83444999</text:p>
      <text:p text:style-name="P3">写IMEI :<text:span text:style-name="T12">15位</text:span></text:p>
      <text:p text:style-name="P6">*##6666#，两个#号之间写码</text:p>
      <text:p text:style-name="P3">MTK logger : <text:s/>工程模式</text:p>
      <text:p text:style-name="P6">*#15963#* </text:p>
      <text:p text:style-name="P3">查看IMEI:</text:p>
      <text:p text:style-name="P6">*#06# </text:p>
      <text:p text:style-name="P3">硬件信息查看指令：</text:p>
      <text:p text:style-name="P6">*#6812# 或 *#732873#*<text:line-break/><text:span text:style-name="T3">MMITest</text:span><text:span text:style-name="T4">　工程测试模式</text:span></text:p>
      <text:p text:style-name="P30">*#36951#* <text:s/></text:p>
      <text:p text:style-name="P4">看ip地址: </text:p>
      <text:p text:style-name="P7">ifconfig</text:p>
      <text:p text:style-name="P4">看硬盘占用：</text:p>
      <text:p text:style-name="P7">df -h</text:p>
      <text:p text:style-name="P7"><text:span text:style-name="T1">常用</text:span><text:span text:style-name="T2">ubuntu命令</text:span><text:span text:style-name="T5">：</text:span></text:p>
      <text:p text:style-name="P19">/是根目录， 所有的文件都可以通过这个找到 </text:p>
      <text:p text:style-name="P19">1. <text:s/>cd 进入的命令。 <text:s text:c="2"/>eg: cd /mnt <text:s text:c="2"/>cd mnt(你在/目录下) </text:p>
      <text:p text:style-name="P19">2. <text:s/>ls 显示所有文件。（相对于window下 dir）<text:span text:style-name="T6">常见的有</text:span><text:span text:style-name="T7">ll,ls -a,ls</text:span><text:span text:style-name="T6"> </text:span></text:p>
      <text:p text:style-name="P19">3. <text:s/>mkdir 创建目录。 <text:s/>eg:mkdir /mnt/release/abc(创建abc目录到/mnt/release) <text:s text:c="3"/>mkdir abc(当前目录里创建abc) </text:p>
      <text:p text:style-name="P20">4. <text:s/>mount 挂载。</text:p>
      <text:p text:style-name="P20">sudo mount -t cifs <text:s/>-o iocharset=utf8,username=root,password=123456 //192.168.149.130/media/disk3/junchao/MTK_release /mnt/release </text:p>
      <text:p text:style-name="P19">5. <text:s/>tar 解压。 参数自己看下， 一般是zxvf </text:p>
      <text:p text:style-name="P19">6. git clone 从git上拉下工程 <text:s/>eg:git clone git2@gitlab_caizhaohui:fenghuasw/bird6735m_65c_a_l.git </text:p>
      <text:p text:style-name="P19">7.cp <text:s/>复制 <text:span text:style-name="T6">一般cp -r</text:span> 或者cp -a </text:p>
      <text:p text:style-name="P19">8.mv 移动 </text:p>
      <text:p text:style-name="P19">9.rm 删除 <text:span text:style-name="T6">一般 rm -rf</text:span></text:p>
      <text:p text:style-name="P21">rm（删除） -r（参数针对目录的删除）f（强制删除）</text:p>
      <text:p text:style-name="P21"/>
      <text:p text:style-name="P21">之前的.<text:span text:style-name="T10">ssh/config信息</text:span></text:p>
      <text:p text:style-name="P25">host gitlab_liuqipeng</text:p>
      <text:p text:style-name="P25">user git2</text:p>
      <text:p text:style-name="P25">hostname 192.168.149.122</text:p>
      <text:p text:style-name="P25">IdentityFile ~/.ssh/liuqipeng</text:p>
      <text:p text:style-name="P22"/>
      <text:p text:style-name="P23">私钥　IdentityFile ~/.ssh/liuqipeng</text:p>
      <text:p text:style-name="P26">-----BEGIN RSA PRIVATE KEY-----</text:p>
      <text:p text:style-name="P26">MIIEowIBAAKCAQEAsrVK00w/Sj6hSHxJtEmdDzYHiFJLncbyIKXHu5Z0ozk4Mmty</text:p>
      <text:p text:style-name="P26">AIwrsGtFQOaCSf5NLp7U8+DMzlFheGkI0eeLCZmT1qqq71y4CKwRcQ2nyWEtAsdb</text:p>
      <text:p text:style-name="P26">Wh40qwthHy+Uw6vMtSNIObadOXfk80PWj6mbXfSerRmUnaBHmmUq9Nx4NBltZHj7</text:p>
      <text:p text:style-name="P26">JbAZAmQP9y1KjI5Tq8ZXhkF+XN30WrRd+O+M61gVaqx+n3e0cPYTltSeacPy4NwL</text:p>
      <text:p text:style-name="P26">pILLZVXBGSdiDKdclCIF9+20ZTr8hr4qd24XPLXy9goUgoCMkqIy6KVxIHS38d8Z</text:p>
      <text:p text:style-name="P26">9SyAcALDv16O2PMelzGmi15hKcNRMZEg53LcmwIDAQABAoIBAGxbIlB15dYlnXMu</text:p>
      <text:p text:style-name="P26"><text:soft-page-break/>8R2gmNuVPgH5LCIxc7Q58J4cPwKM+jcQEOKmGwNwN2B/o7YrvC6tXZ+1yVi73Wa+</text:p>
      <text:p text:style-name="P26">APwM8a/Tb+F0QAq8ZFXVxwmOZxLimgEaUZiVwgeH8c6P8hqme4vFJdDgmfozaR3b</text:p>
      <text:p text:style-name="P26">HyiihTL11JROc18TxPanquEnILctRFSNXT6Yy9HGK7joWJxtBmiykb2937avJho6</text:p>
      <text:p text:style-name="P26">Z7bncYbN38QXu3mk+9Ddm+Tix547vzaB+j15MO2b/qbX9VCXxI+9nlKSjl6ec5fX</text:p>
      <text:p text:style-name="P26">KNV1/SraTVs59cDD8SqC0a2+KkiGcR0ZHjJcR3T4gDcqmTmWfBKYGiHlU9r8F9kL</text:p>
      <text:p text:style-name="P26">OmW34wkCgYEA14qNqpy/M/a5gnyZygSFT1nEtLpz4R7Bfgg5wosTeNUapdRTJiH8</text:p>
      <text:p text:style-name="P26">1haOmKxpX07nAK4L4MCmYTdHRWnlEd6DQvJj5cY0k4ijN8FL/LQjYruGFoxMpBYo</text:p>
      <text:p text:style-name="P26">JLTfRKGDfZhmUVKonRH/JI8PWjtdZGDVBzVEOFRbvHopcdo+tyvo+g0CgYEA1EDK</text:p>
      <text:p text:style-name="P26">8WuR7NtCJqoqWl5KhHRF/9j3p3TkNXo39HKZqVKQSzhsMuPfMURrj0iC/WLn1lVp</text:p>
      <text:p text:style-name="P26">8RsMxmQDBuYI07d911fVtFJ4b0BNaNmN4GYmOxly9pdlG6z/Eepz9y8cLcQU28KF</text:p>
      <text:p text:style-name="P26">nGnJhdlcrDPgLbIU0QgOMRIKhh8S0oUZ0GX5z0cCgYEAkVS10s0fywzX5pjXJTTJ</text:p>
      <text:p text:style-name="P26">IkjX7jgt/CO9uZoYQAmAVp/x+NBiRDr0fPH2shDGd+H+tiGklqWvSat5Hd+Z+eN7</text:p>
      <text:p text:style-name="P26">w/8lxn9PYg7mZqip8LkRhvgEIF33K0hZRu7CAEebHmtMyhae5FGHJIJliqSugwkb</text:p>
      <text:p text:style-name="P26">emG7HvQaaso/+al7UgyEaV0CgYBii+KtzF/oNLS19vPLGVRHwyRs8XOqkB8UpTYt</text:p>
      <text:p text:style-name="P26">jLfDYc4U3pF930bVPQsjb2tB8hXp8aZKh2CbC/xLy6n1gpAu110lZ9T68kP+lmPE</text:p>
      <text:p text:style-name="P26">+Chv8BTsYMZU3zFeRBirf3f517xHfD1Ereke+BiK61r+XFxF4ROVvOad9vdqPtoJ</text:p>
      <text:p text:style-name="P26">ZA9kKQKBgFNZc7eDADBAcoddRol0EQ8P0HjAcei8403Z+P9EaD5mLatCsIj9yJa3</text:p>
      <text:p text:style-name="P26">pI8HfB5L6EaMZ84GORbWih6TVfmrd8/ZjjUtJS+zQwstsy6QjUhYyeAcJgYtKfwn</text:p>
      <text:p text:style-name="P26">ThZTJCnJuCldozTxxpn8ZoUmggHSEjW9Yu3oryWCY59feeyBkeMH</text:p>
      <text:p text:style-name="P26">-----END RSA PRIVATE KEY-----</text:p>
      <text:p text:style-name="P26"/>
      <text:p text:style-name="P24">编辑服务器.ssh/config文件</text:p>
      <text:p text:style-name="P27">用edito<text:span text:style-name="T11">r <text:s/>.shh/config</text:span>命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15:20.869188548</meta:creation-date>
    <dc:date>2017-06-14T16:33:40.749091970</dc:date>
    <meta:editing-duration>P2DT37M28S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3" meta:paragraph-count="111" meta:word-count="541" meta:character-count="3782" meta:non-whitespace-character-count="3578"/>
  </office:meta>
</office:document-meta>
</file>